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2" svg:font-family="'Lohit Hindi'"/>
    <style:font-face style:name="Times New Roman1" svg:font-family="'Times New Roman'" style:font-family-generic="roman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235083" officeooo:paragraph-rsid="00235083" style:font-size-asian="14pt" style:font-size-complex="14pt"/>
    </style:style>
    <style:style style:name="P2" style:family="paragraph" style:parent-style-name="Text_20_body">
      <style:text-properties fo:font-size="14pt" fo:font-style="normal" fo:font-weight="normal" officeooo:rsid="00244588" officeooo:paragraph-rsid="0023508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text-properties fo:font-size="14pt" fo:font-style="normal" fo:font-weight="normal" officeooo:rsid="002aa6d2" officeooo:paragraph-rsid="002aa6d2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text-properties fo:font-size="14pt" officeooo:rsid="0030cc69" officeooo:paragraph-rsid="0030cc69" style:font-size-asian="14pt" style:font-size-complex="14pt"/>
    </style:style>
    <style:style style:name="P6" style:family="paragraph" style:parent-style-name="Text_20_body">
      <style:text-properties fo:font-size="14pt" officeooo:rsid="0030cc69" officeooo:paragraph-rsid="0031e168" style:font-size-asian="14pt" style:font-size-complex="14pt"/>
    </style:style>
    <style:style style:name="P7" style:family="paragraph" style:parent-style-name="Text_20_body">
      <style:text-properties fo:font-size="14pt" officeooo:rsid="002f4322" officeooo:paragraph-rsid="002f4322" style:font-size-asian="14pt" style:font-size-complex="14pt"/>
    </style:style>
    <style:style style:name="P8" style:family="paragraph" style:parent-style-name="Text_20_body">
      <style:text-properties fo:font-size="14pt" officeooo:rsid="0031e168" officeooo:paragraph-rsid="0031e168" style:font-size-asian="14pt" style:font-size-complex="14pt"/>
    </style:style>
    <style:style style:name="P9" style:family="paragraph" style:parent-style-name="Heading_20_2">
      <style:text-properties officeooo:rsid="00235083"/>
    </style:style>
    <style:style style:name="T1" style:family="text">
      <style:text-properties officeooo:rsid="001732e7"/>
    </style:style>
    <style:style style:name="T2" style:family="text">
      <style:text-properties officeooo:rsid="00235083"/>
    </style:style>
    <style:style style:name="T3" style:family="text">
      <style:text-properties officeooo:rsid="00242c5a"/>
    </style:style>
    <style:style style:name="T4" style:family="text">
      <style:text-properties officeooo:rsid="0024e2b3"/>
    </style:style>
    <style:style style:name="T5" style:family="text">
      <style:text-properties fo:color="#000000"/>
    </style:style>
    <style:style style:name="T6" style:family="text">
      <style:text-properties fo:color="#000000" officeooo:rsid="002cd196"/>
    </style:style>
    <style:style style:name="T7" style:family="text">
      <style:text-properties fo:color="#000000" style:font-name="Times New Roman1"/>
    </style:style>
    <style:style style:name="T8" style:family="text">
      <style:text-properties fo:color="#000000" style:font-name="Times New Roman1" officeooo:rsid="002cd196"/>
    </style:style>
    <style:style style:name="T9" style:family="text">
      <style:text-properties fo:color="#000000" style:font-name="Times New Roman1" officeooo:rsid="0031e168"/>
    </style:style>
    <style:style style:name="T10" style:family="text">
      <style:text-properties fo:color="#000000" style:font-name="Times New Roman1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font-name="Times New Roman1" fo:font-style="normal" fo:font-weight="normal" officeooo:rsid="002b9593" style:font-style-asian="normal" style:font-weight-asian="normal" style:font-style-complex="normal" style:font-weight-complex="normal"/>
    </style:style>
    <style:style style:name="T12" style:family="text">
      <style:text-properties officeooo:rsid="002aa6d2"/>
    </style:style>
    <style:style style:name="T13" style:family="text">
      <style:text-properties fo:font-style="normal" fo:font-weight="normal" officeooo:rsid="002cd196" style:font-style-asian="normal" style:font-weight-asian="normal" style:font-style-complex="normal" style:font-weight-complex="normal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Times New Roman1" fo:font-style="normal" fo:font-weight="normal" officeooo:rsid="002cd196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normal" fo:font-weight="normal" officeooo:rsid="0031e168" style:font-style-asian="normal" style:font-weight-asian="normal" style:font-style-complex="normal" style:font-weight-complex="normal"/>
    </style:style>
    <style:style style:name="T18" style:family="text">
      <style:text-properties officeooo:rsid="002f4322"/>
    </style:style>
    <style:style style:name="T19" style:family="text">
      <style:text-properties officeooo:rsid="0030cc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1">о</text:span>раторная работа <text:span text:style-name="T12">6</text:span>.</text:h>
      <text:h text:style-name="P9" text:outline-level="2">Приложение <text:span text:style-name="T12">zeromq</text:span> <text:span text:style-name="T12">реализующее распределенный чат</text:span>.</text:h>
      <text:h text:style-name="Heading_20_3" text:outline-level="3"><text:span text:style-name="T2">1</text:span>. Задача</text:h>
      <text:p text:style-name="P1">Требуется разработать приложение использующее технологию <text:span text:style-name="T12">zeromq</text:span> и <text:span text:style-name="T3">позволяющее</text:span> <text:span text:style-name="T12">реализовать распределенный чат</text:span>.</text:p>
      <text:p text:style-name="P2"/>
      <text:p text:style-name="P3">Создаем с помощью технологий undertow сервер <text:span text:style-name="T19">который позволяет</text:span><text:span text:style-name="T14"> статическому веб приложению на websocker возмжность принимать и отправлять сообщения в общий чат.</text:span></text:p>
      <text:p text:style-name="P5"><text:span text:style-name="T15">Также создаем промежуточный прокси на ZeroMq который позволяет </text:span><text:span text:style-name="T17">с</text:span><text:span text:style-name="T15">вязать любое количество undertow серверов в единый кластер с общим обменом сообщениями.</text:span></text:p>
      <text:h text:style-name="Heading_20_3" text:outline-level="3">3. Под<text:span text:style-name="T4">c</text:span>казки.</text:h>
      <text:p text:style-name="P4">а. <text:span text:style-name="T18">К лабораторной работе приложен простой пример чата реализованный на undertow.</text:span></text:p>
      <text:p text:style-name="P5">б. <text:span text:style-name="T16">Реализация </text:span><text:span text:style-name="T7">AbstractReceiveListener </text:span><text:span text:style-name="T8">в момент принятия сообщения с помощью PUSH сокета отправляет его в локальный прокси.</text:span></text:p>
      <text:p text:style-name="P7">б. Требуется с помощью механизма ThreadLocal по необходимост<text:span text:style-name="T19">и</text:span> в момент каждой обработки входящего сообщения создавать или уже использовать существующий PUSH сокет к локальному прокси открывшему PULL сокет.</text:p>
      <text:p text:style-name="P5">в. <text:span text:style-name="T8">В каждом сервере </text:span><text:span text:style-name="T7">запускаем</text:span><text:span text:style-name="T8"> отдельный поток прокси который открывает PULL сокет и принимает все сообщения от листнеров вебсокетов и отправляет их отдельно стоящему прокси через PUB сокет.</text:span></text:p>
      <text:p text:style-name="P6"><text:span text:style-name="T8">г. </text:span><text:span text:style-name="T7">в каждом сервере создаем </text:span><text:span text:style-name="T8">отдельный поток который подключается через SUB сокет к </text:span><text:span text:style-name="T9">центральному</text:span><text:span text:style-name="T8"> прокси и получает все сообщения, </text:span><text:span text:style-name="T7">после чего он рассылает их всем сокетам (через предварительно заполненную статическую переменную webSocketHandler, метод </text:span><text:span text:style-name="T9">getPeerConnections</text:span><text:span text:style-name="T7">)</text:span></text:p>
      <text:p text:style-name="P8"><text:span text:style-name="T7">д. С</text:span><text:span text:style-name="T11">оздаем центральный прокси сервер с сокетами XPUB-XSUB который служит для связывания всех серверов </text:span><text:span text:style-name="T10">undertow</text:span><text:span text:style-name="T11"> между соб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Hindi2" svg:font-family="'Lohit Hindi'"/>
    <style:font-face style:name="Times New Roman1" svg:font-family="'Times New Roman'" style:font-family-generic="roman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loext:contextual-spacing="false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21:10.662748455</meta:creation-date>
    <meta:editing-duration>PT1H37M46S</meta:editing-duration>
    <meta:editing-cycles>23</meta:editing-cycles>
    <meta:generator>LibreOffice/5.1.6.2$Linux_X86_64 LibreOffice_project/10m0$Build-2</meta:generator>
    <dc:date>2017-11-24T22:42:33.432785345</dc:date>
    <meta:document-statistic meta:table-count="0" meta:image-count="0" meta:object-count="0" meta:page-count="1" meta:paragraph-count="13" meta:word-count="197" meta:character-count="1501" meta:non-whitespace-character-count="1317"/>
  </office:meta>
</office:document-meta>
</file>